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665cm" fo:margin-left="0.019cm" table:align="left"/>
    </style:style>
    <style:style style:name="Tableau1.A" style:family="table-column">
      <style:table-column-properties style:column-width="6.398cm"/>
    </style:style>
    <style:style style:name="Tableau1.B" style:family="table-column">
      <style:table-column-properties style:column-width="6.4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4pt" officeooo:rsid="00196f48" officeooo:paragraph-rsid="00196f48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b2b54" officeooo:paragraph-rsid="001b2b54" style:font-size-asian="14pt" style:font-size-complex="14pt"/>
    </style:style>
    <style:style style:name="P3" style:family="paragraph" style:parent-style-name="Table_20_Contents" style:list-style-name="L1">
      <style:paragraph-properties fo:text-align="start" style:justify-single-word="false"/>
      <style:text-properties fo:font-size="14pt" officeooo:rsid="001b2b54" officeooo:paragraph-rsid="001b2b54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b2b54" officeooo:paragraph-rsid="001b2b54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cad0b" officeooo:paragraph-rsid="001cad0b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cf813" officeooo:paragraph-rsid="001cf813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96f48" officeooo:paragraph-rsid="001cf813" style:font-size-asian="14pt" style:font-size-complex="14pt"/>
    </style:style>
    <style:style style:name="T1" style:family="text">
      <style:text-properties officeooo:rsid="001cf8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row table:style-name="TableLine94334053953232">
          <table:table-cell table:style-name="Tableau1.A1" office:value-type="string">
            <text:p text:style-name="P1">Nombres et opérations</text:p>
          </table:table-cell>
          <table:table-cell table:style-name="Tableau1.A1" office:value-type="string">
            <text:p text:style-name="P6">Algèbre</text:p>
          </table:table-cell>
          <table:table-cell table:style-name="Tableau1.A1" office:value-type="string">
            <text:p text:style-name="P1">Espace</text:p>
          </table:table-cell>
          <table:table-cell table:style-name="Tableau1.D1" office:value-type="string">
            <text:p text:style-name="P1">Grandeurs et mesures</text:p>
          </table:table-cell>
        </table:table-row>
        <table:table-row table:style-name="TableLine94334063658960">
          <table:table-cell table:style-name="Tableau1.A2" office:value-type="string">
            <text:p text:style-name="P1"><text:span text:style-name="T1">1a </text:span>Nombres naturels</text:p>
            <text:p text:style-name="P7"><text:span text:style-name="T1">1a </text:span>Nombres décimaux</text:p>
            <text:p text:style-name="P7"><text:span text:style-name="T1">1c </text:span>Nombres réels </text:p>
            <text:p text:style-name="P1"><text:span text:style-name="T1">2 </text:span>Nombres relatifs</text:p>
            <text:p text:style-name="P1"><text:span text:style-name="T1">3 </text:span>Nombres rationnels</text:p>
            <text:p text:style-name="P2"><text:span text:style-name="T1">4a </text:span>Puissances</text:p>
            <text:p text:style-name="P2"><text:span text:style-name="T1">4b </text:span>Racines </text:p>
            <text:p text:style-name="P2"><text:span text:style-name="T1">4c </text:span>Probabilités</text:p>
          </table:table-cell>
          <table:table-cell table:style-name="Tableau1.A2" office:value-type="string">
            <text:p text:style-name="P2">Fonctions</text:p>
            <text:p text:style-name="P2">Proportionnalité</text:p>
            <text:p text:style-name="P2">Diagrammes</text:p>
            <text:p text:style-name="P2">Calcul littéral</text:p>
            <text:p text:style-name="P2">Équations</text:p>
          </table:table-cell>
          <table:table-cell table:style-name="Tableau1.A2" office:value-type="string">
            <text:p text:style-name="P2">Figures géométriques planes</text:p>
            <text:list xml:id="list1406053972" text:style-name="L1">
              <text:list-item>
                <text:p text:style-name="P3">droites</text:p>
              </text:list-item>
              <text:list-item>
                <text:p text:style-name="P3">angles</text:p>
              </text:list-item>
              <text:list-item>
                <text:p text:style-name="P3">triangles</text:p>
              </text:list-item>
              <text:list-item>
                <text:p text:style-name="P3">quadrilatère</text:p>
              </text:list-item>
            </text:list>
            <text:p text:style-name="P2">Transformation géométriques</text:p>
            <text:p text:style-name="P2">Géométrie dans l’espace</text:p>
          </table:table-cell>
          <table:table-cell table:style-name="Tableau1.D2" office:value-type="string">
            <text:p text:style-name="P2">Unités de mesure</text:p>
            <text:p text:style-name="P2">Périmètre d’une surface</text:p>
            <text:p text:style-name="P2">Aire d’une surface</text:p>
            <text:p text:style-name="P2">Volume d’un solide</text:p>
            <text:p text:style-name="P2">Théorèmes (Pythagore / Thalès)</text:p>
            <text:p text:style-name="P5">Trigonométri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0:44:40.218158057</meta:creation-date>
    <dc:date>2022-05-09T11:05:56.703717068</dc:date>
    <meta:editing-duration>PT9M41S</meta:editing-duration>
    <meta:editing-cycles>3</meta:editing-cycles>
    <meta:generator>LibreOffice/7.2.6.2$Linux_X86_64 LibreOffice_project/20$Build-2</meta:generator>
    <meta:document-statistic meta:table-count="1" meta:image-count="0" meta:object-count="0" meta:page-count="1" meta:paragraph-count="30" meta:word-count="68" meta:character-count="478" meta:non-whitespace-character-count="442"/>
  </office:meta>
</office:document-meta>
</file>